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0000000D688C15745.png" manifest:media-type=""/>
  <manifest:file-entry manifest:full-path="Pictures/1000000000000390000002A0EBA61236.png" manifest:media-type=""/>
  <manifest:file-entry manifest:full-path="Pictures/100002010000012C0000008C2CFD7111.png" manifest:media-type=""/>
  <manifest:file-entry manifest:full-path="Pictures/10000000000003900000001E7344F285.png" manifest:media-type=""/>
  <manifest:file-entry manifest:full-path="Pictures/10000201000002580000014E7C31E9E4.png" manifest:media-type=""/>
  <manifest:file-entry manifest:full-path="Pictures/10000201000003C000000222E637912A.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face style:name="Arial7" svg:font-family="Arial" style:font-adornments="Regular"/>
    <style:font-face style:name="Arial10" svg:font-family="Arial" style:font-family-generic="swiss"/>
    <style:font-face style:name="Arial9" svg:font-family="Arial" style:font-adornments="Regular" style:font-family-generic="swiss"/>
    <style:font-face style:name="Lucida Sans Unicode1" svg:font-family="'Lucida Sans Unicode'" style:font-family-generic="swiss"/>
    <style:font-face style:name="Arial6"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utoyast-TBU1-title">
      <style:graphic-properties draw:auto-grow-height="true" fo:min-height="2.743cm" fo:min-width="21.058cm"/>
    </style:style>
    <style:style style:name="pr2" style:family="presentation" style:parent-style-name="autoyast-TBU1-outline1">
      <style:graphic-properties fo:min-height="12.323cm"/>
    </style:style>
    <style:style style:name="pr3" style:family="presentation" style:parent-style-name="autoyast-TBU1-notes">
      <style:graphic-properties draw:fill-color="#ffffff" draw:auto-grow-height="true" fo:min-height="12.572cm" fo:min-width="16.771cm"/>
    </style:style>
    <style:style style:name="pr4" style:family="presentation" style:parent-style-name="autoyast-TBU1-title">
      <style:graphic-properties fo:min-height="2.743cm" fo:min-width="20.43cm"/>
    </style:style>
    <style:style style:name="pr5" style:family="presentation" style:parent-style-name="autoyast-TBU1-outline1">
      <style:graphic-properties fo:min-height="10.798cm" fo:min-width="20.43cm"/>
    </style:style>
    <style:style style:name="pr6" style:family="presentation" style:parent-style-name="autoyast-TBU1-notes">
      <style:graphic-properties draw:fill-color="#ffffff" fo:min-height="12.572cm" fo:min-width="16.771cm"/>
    </style:style>
    <style:style style:name="P1" style:family="paragraph">
      <style:text-properties fo:color="#000000"/>
    </style:style>
    <style:style style:name="T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9" fo:color="#000000" fo:font-size="65%"/>
      </text:list-level-style-bullet>
      <text:list-level-style-bullet text:level="2" text:bullet-char="‒">
        <style:list-level-properties text:space-before="0.766cm" text:min-label-width="0.483cm"/>
        <style:text-properties style:font-name="Arial9" fo:color="#000000" fo:font-size="65%"/>
      </text:list-level-style-bullet>
      <text:list-level-style-bullet text:level="3" text:bullet-char="‒">
        <style:list-level-properties text:space-before="1.515cm" text:min-label-width="0.452cm"/>
        <style:text-properties style:font-name="Arial9" fo:color="#000000" fo:font-size="65%"/>
      </text:list-level-style-bullet>
      <text:list-level-style-bullet text:level="4" text:bullet-char="‒">
        <style:list-level-properties text:space-before="2.028cm" text:min-label-width="0.47cm"/>
        <style:text-properties style:font-name="Arial9" fo:color="#000000" fo:font-size="65%"/>
      </text:list-level-style-bullet>
      <text:list-level-style-bullet text:level="5" text:bullet-char="‒">
        <style:list-level-properties text:space-before="2.786cm" text:min-label-width="0.483cm"/>
        <style:text-properties style:font-name="Arial9" fo:color="#000000" fo:font-size="65%"/>
      </text:list-level-style-bullet>
      <text:list-level-style-bullet text:level="6" text:bullet-char="‒">
        <style:list-level-properties text:space-before="3.561cm" text:min-label-width="0.505cm"/>
        <style:text-properties style:font-name="Arial9" fo:color="#000000" fo:font-size="65%"/>
      </text:list-level-style-bullet>
      <text:list-level-style-bullet text:level="7" text:bullet-char="‒">
        <style:list-level-properties text:space-before="4.061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office:automatic-styles>
  <office:body>
    <office:presentation>
      <draw:page draw:name="page1" draw:style-name="dp1" draw:master-page-name="autoyast-TBU1" presentation:presentation-page-layout-name="AL1T1">
        <office:forms form:automatic-focus="false" form:apply-design-mode="false"/>
        <draw:frame presentation:style-name="pr1" draw:text-style-name="P1" draw:layer="layout" svg:width="20.93cm" svg:height="2.743cm" svg:x="2.286cm" svg:y="0.711cm" presentation:class="title">
          <draw:text-box>
            <text:p><text:span text:style-name="T1">UEFI and Secure boot</text:span></text:p>
          </draw:text-box>
        </draw:frame>
        <draw:frame presentation:style-name="pr2" draw:layer="layout" svg:width="20.93cm" svg:height="12.573cm" svg:x="2.286cm" svg:y="4.039cm" presentation:class="outline" presentation:user-transformed="true">
          <draw:text-box>
            <text:list text:style-name="L2">
              <text:list-item>
                <text:p>Simple introduction of UEFI and Secure boot (concept level)</text:p>
                <text:p/>
              </text:list-item>
              <text:list-item>
                <text:p>Current UEFI and Secure boot support status in sled 12</text:p>
                <text:p/>
              </text:list-item>
              <text:list-item>
                <text:p>Issues that we met during our test</text:p>
                <text:p/>
              </text:list-item>
              <text:list-item>
                <text:p>Reference:</text:p>
                <text:list>
                  <text:list-header>
                    <text:p>1) secure boot</text:p>
                  </text:list-header>
                  <text:list-item>
                    <text:p>2) UEFI</text:p>
                  </text:list-item>
                </text:list>
              </text:list-item>
            </text:list>
          </draw:text-box>
        </draw:frame>
        <presentation:notes draw:style-name="dp2">
          <draw:page-thumbnail draw:style-name="gr1" draw:layer="layout" svg:width="0.001cm" svg:height="0.001cm" svg:x="0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autoyast-TBU1" presentation:presentation-page-layout-name="AL1T1">
        <office:forms form:automatic-focus="false" form:apply-design-mode="false"/>
        <draw:frame presentation:style-name="pr4" draw:layer="layout" svg:width="20.93cm" svg:height="2.743cm" svg:x="2.286cm" svg:y="0.711cm" presentation:class="title" presentation:placeholder="true">
          <draw:text-box/>
        </draw:frame>
        <draw:frame presentation:style-name="pr5" draw:layer="layout" svg:width="20.93cm" svg:height="11.048cm" svg:x="2.286cm" svg:y="4.039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8" svg:font-family="Arial"/>
    <style:font-face style:name="Arial7" svg:font-family="Arial" style:font-adornments="Regular"/>
    <style:font-face style:name="Arial10" svg:font-family="Arial" style:font-family-generic="swiss"/>
    <style:font-face style:name="Arial9" svg:font-family="Arial" style:font-adornments="Regular" style:font-family-generic="swiss"/>
    <style:font-face style:name="Lucida Sans Unicode1" svg:font-family="'Lucida Sans Unicode'" style:font-family-generic="swiss"/>
    <style:font-face style:name="Arial6"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ound" draw:dots2="1" draw:dots2-length="140%" draw:distance="105%"/>
    <draw:stroke-dash draw:name="Dash_20_4" draw:display-name="Dash 4" draw:style="round" draw:dots2="1" draw:dots2-length="140%" draw:distance="105%"/>
    <draw:stroke-dash draw:name="Dash_20_5" draw:display-name="Dash 5" draw:style="round" draw:dots2="1" draw:dots2-length="140%" draw:distance="105%"/>
    <draw:stroke-dash draw:name="Dash_20_6" draw:display-name="Dash 6"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autoyast-TBU-background" style:family="presentation">
      <style:graphic-properties draw:stroke="none" draw:fill="none"/>
      <style:text-properties style:letter-kerning="true"/>
    </style:style>
    <style:style style:name="autoyast-TBU-backgroundobjects" style:family="presentation">
      <style:graphic-properties draw:shadow="hidden" draw:shadow-offset-x="0.3cm" draw:shadow-offset-y="0.3cm" draw:shadow-color="#808080"/>
      <style:text-properties style:letter-kerning="true"/>
    </style:style>
    <style:style style:name="autoyast-TBU-notes" style:family="presentation">
      <style:graphic-properties draw:stroke="none" draw:fill="none"/>
      <style:paragraph-properties fo:margin-left="0.6cm" fo:margin-right="0cm" fo:text-indent="0cm"/>
      <style:text-properties style:use-window-font-color="true" style:text-outline="false" style:text-line-through-styl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autoyast-TBU-outline1" style:family="presentation">
      <style:graphic-properties draw:stroke="none" draw:fill="none" draw:textarea-horizontal-align="left" draw:auto-grow-height="false" draw:fit-to-size="shrink-to-fit">
        <text:list-style style:name="autoyast-TBU-outline1">
          <text:list-level-style-bullet text:level="1" text:bullet-char=" ">
            <style:list-level-properties/>
            <style:text-properties style:font-name="Arial9" style:use-window-font-color="true" fo:font-size="1%"/>
          </text:list-level-style-bullet>
          <text:list-level-style-bullet text:level="2" text:bullet-char=" ">
            <style:list-level-properties/>
            <style:text-properties style:font-name="Arial9" style:use-window-font-color="true" fo:font-size="1%"/>
          </text:list-level-style-bullet>
          <text:list-level-style-bullet text:level="3" text:bullet-char=" ">
            <style:list-level-properties/>
            <style:text-properties style:font-name="Arial9" style:use-window-font-color="true" fo:font-size="1%"/>
          </text:list-level-style-bullet>
          <text:list-level-style-bullet text:level="4" text:bullet-char=" ">
            <style:list-level-properties/>
            <style:text-properties style:font-name="Arial9" style:use-window-font-color="true" fo:font-size="1%"/>
          </text:list-level-style-bullet>
          <text:list-level-style-bullet text:level="5" text:bullet-char=" ">
            <style:list-level-properties/>
            <style:text-properties style:font-name="Arial9" style:use-window-font-color="true" fo:font-size="1%"/>
          </text:list-level-style-bullet>
          <text:list-level-style-bullet text:level="6" text:bullet-char=" ">
            <style:list-level-properties/>
            <style:text-properties style:font-name="Arial9" style:use-window-font-color="true" fo:font-size="1%"/>
          </text:list-level-style-bullet>
          <text:list-level-style-bullet text:level="7" text:bullet-char=" ">
            <style:list-level-properties/>
            <style:text-properties style:font-name="Arial9" style:use-window-font-color="true" fo:font-size="1%"/>
          </text:list-level-style-bullet>
          <text:list-level-style-bullet text:level="8" text:bullet-char=" ">
            <style:list-level-properties/>
            <style:text-properties style:font-name="Arial9" style:use-window-font-color="true" fo:font-size="1%"/>
          </text:list-level-style-bullet>
          <text:list-level-style-bullet text:level="9" text:bullet-char=" ">
            <style:list-level-properties/>
            <style:text-properties style:font-name="Arial9" style:use-window-font-color="true" fo:font-size="1%"/>
          </text:list-level-style-bullet>
          <text:list-level-style-bullet text:level="10" text:bullet-char=" ">
            <style:list-level-properties/>
            <style:text-properties style:font-name="Arial9"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autoyast-TBU-outline2" style:family="presentation" style:parent-style-name="autoyast-TBU-outline1">
      <style:paragraph-properties fo:margin-left="0cm" fo:margin-right="0cm" fo:margin-top="0cm" fo:margin-bottom="0.152cm" fo:text-align="start" fo:text-indent="0cm"/>
      <style:text-properties fo:color="#000000" fo:font-size="14pt" style:font-size-asian="14pt" style:font-size-complex="14pt"/>
    </style:style>
    <style:style style:name="autoyast-TBU-outline3" style:family="presentation" style:parent-style-name="autoyast-TBU-outline2">
      <style:paragraph-properties fo:margin-left="0cm" fo:margin-right="0cm" fo:margin-top="0cm" fo:margin-bottom="0.152cm" fo:text-align="start" fo:text-indent="0cm"/>
      <style:text-properties fo:color="#000000" fo:font-size="14pt" style:font-size-asian="14pt" style:font-size-complex="14pt"/>
    </style:style>
    <style:style style:name="autoyast-TBU-outline4" style:family="presentation" style:parent-style-name="autoyast-TBU-outline3">
      <style:paragraph-properties fo:margin-left="0cm" fo:margin-right="0cm" fo:margin-top="0cm" fo:margin-bottom="0.051cm" fo:text-align="start" fo:text-indent="0cm"/>
      <style:text-properties fo:color="#000000" fo:font-size="10pt" style:font-size-asian="10pt" style:font-size-complex="10pt"/>
    </style:style>
    <style:style style:name="autoyast-TBU-outline5" style:family="presentation" style:parent-style-name="autoyast-TBU-outline4">
      <style:paragraph-properties fo:margin-left="0cm" fo:margin-right="0cm" fo:margin-top="0cm" fo:margin-bottom="0.051cm" fo:text-align="start" fo:text-indent="0cm"/>
      <style:text-properties fo:color="#000000" fo:font-size="10pt" style:font-size-asian="10pt" style:font-size-complex="10pt"/>
    </style:style>
    <style:style style:name="autoyast-TBU-outline6" style:family="presentation" style:parent-style-name="autoyast-TBU-outline5">
      <style:paragraph-properties fo:margin-left="0cm" fo:margin-right="0cm" fo:margin-top="0cm" fo:margin-bottom="0.051cm" fo:text-align="start" fo:text-indent="0cm"/>
      <style:text-properties fo:color="#000000" fo:font-size="10pt" style:font-size-asian="10pt" style:font-size-complex="10pt"/>
    </style:style>
    <style:style style:name="autoyast-TBU-outline7" style:family="presentation" style:parent-style-name="autoyast-TBU-outline6">
      <style:paragraph-properties fo:margin-left="0cm" fo:margin-right="0cm" fo:margin-top="0cm" fo:margin-bottom="0.051cm" fo:text-align="start" fo:text-indent="0cm"/>
      <style:text-properties fo:color="#000000" fo:font-size="10pt" style:font-size-asian="10pt" style:font-size-complex="10pt"/>
    </style:style>
    <style:style style:name="autoyast-TBU-outline8" style:family="presentation" style:parent-style-name="autoyast-TBU-outline7">
      <style:paragraph-properties fo:margin-left="0cm" fo:margin-right="0cm" fo:margin-top="0cm" fo:margin-bottom="0.051cm" fo:text-align="start" fo:text-indent="0cm"/>
      <style:text-properties fo:color="#000000" fo:font-size="10pt" style:font-size-asian="10pt" style:font-size-complex="10pt"/>
    </style:style>
    <style:style style:name="autoyast-TBU-outline9" style:family="presentation" style:parent-style-name="autoyast-TBU-outline8">
      <style:paragraph-properties fo:margin-left="0cm" fo:margin-right="0cm" fo:margin-top="0cm" fo:margin-bottom="0.051cm" fo:text-align="start" fo:text-indent="0cm"/>
      <style:text-properties fo:color="#000000" fo:font-size="10pt" style:font-size-asian="10pt" style:font-size-complex="10pt"/>
    </style:style>
    <style:style style:name="autoyast-TBU-subtitle" style:family="presentation">
      <style:graphic-properties draw:stroke="none" draw:fill="none" draw:textarea-horizontal-align="left" draw:textarea-vertical-align="top" draw:auto-grow-height="false">
        <text:list-style style:name="autoyast-TB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title" style:family="presentation">
      <style:graphic-properties draw:stroke="none" draw:fill="none" draw:textarea-horizontal-align="left" draw:textarea-vertical-align="bottom">
        <text:list-style style:name="autoyast-TB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autoyast-TBU1-background" style:family="presentation">
      <style:graphic-properties draw:stroke="none" draw:fill="none"/>
      <style:text-properties style:letter-kerning="true"/>
    </style:style>
    <style:style style:name="autoyast-TBU1-backgroundobjects" style:family="presentation">
      <style:graphic-properties draw:shadow="hidden" draw:shadow-offset-x="0.3cm" draw:shadow-offset-y="0.3cm" draw:shadow-color="#808080"/>
      <style:text-properties style:letter-kerning="true"/>
    </style:style>
    <style:style style:name="autoyast-TBU1-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1-outline1" style:family="presentation">
      <style:graphic-properties draw:stroke="none" draw:fill="none" draw:textarea-horizontal-align="left" draw:auto-grow-height="false" draw:fit-to-size="false">
        <text:list-style style:name="autoyast-TBU1-outline1">
          <text:list-level-style-bullet text:level="1" text:bullet-char="•">
            <style:list-level-properties text:space-before="0.008cm" text:min-label-width="0.47cm"/>
            <style:text-properties style:font-name="Arial9" fo:color="#000000" fo:font-size="65%"/>
          </text:list-level-style-bullet>
          <text:list-level-style-bullet text:level="2" text:bullet-char="‒">
            <style:list-level-properties text:space-before="0.766cm" text:min-label-width="0.483cm"/>
            <style:text-properties style:font-name="Arial9" fo:color="#000000" fo:font-size="65%"/>
          </text:list-level-style-bullet>
          <text:list-level-style-bullet text:level="3" text:bullet-char="‒">
            <style:list-level-properties text:space-before="1.515cm" text:min-label-width="0.452cm"/>
            <style:text-properties style:font-name="Arial9" fo:color="#000000" fo:font-size="65%"/>
          </text:list-level-style-bullet>
          <text:list-level-style-bullet text:level="4" text:bullet-char="‒">
            <style:list-level-properties text:space-before="2.028cm" text:min-label-width="0.47cm"/>
            <style:text-properties style:font-name="Arial9" fo:color="#000000" fo:font-size="65%"/>
          </text:list-level-style-bullet>
          <text:list-level-style-bullet text:level="5" text:bullet-char="‒">
            <style:list-level-properties text:space-before="2.786cm" text:min-label-width="0.483cm"/>
            <style:text-properties style:font-name="Arial9" fo:color="#000000" fo:font-size="65%"/>
          </text:list-level-style-bullet>
          <text:list-level-style-bullet text:level="6" text:bullet-char="‒">
            <style:list-level-properties text:space-before="3.561cm" text:min-label-width="0.505cm"/>
            <style:text-properties style:font-name="Arial9" fo:color="#000000" fo:font-size="65%"/>
          </text:list-level-style-bullet>
          <text:list-level-style-bullet text:level="7" text:bullet-char="‒">
            <style:list-level-properties text:space-before="4.061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1-outline2" style:family="presentation" style:parent-style-name="autoyast-TBU1-outline1">
      <style:paragraph-properties fo:margin-left="0cm" fo:margin-right="0cm" fo:margin-top="0cm" fo:margin-bottom="0.406cm" fo:text-indent="0cm"/>
      <style:text-properties fo:color="#000000" fo:font-size="20pt" style:font-size-asian="28pt" style:font-size-complex="28pt"/>
    </style:style>
    <style:style style:name="autoyast-TBU1-outline3" style:family="presentation" style:parent-style-name="autoyast-TBU1-outline2">
      <style:paragraph-properties fo:margin-left="0cm" fo:margin-right="0cm" fo:margin-top="0cm" fo:margin-bottom="0.406cm" fo:text-indent="0cm"/>
      <style:text-properties fo:color="#000000" fo:font-size="16pt" style:font-size-asian="24pt" style:font-size-complex="24pt"/>
    </style:style>
    <style:style style:name="autoyast-TBU1-outline4" style:family="presentation" style:parent-style-name="autoyast-TBU1-outline3">
      <style:paragraph-properties fo:margin-left="0.266cm" fo:margin-right="0cm" fo:margin-top="0cm" fo:margin-bottom="0.406cm" fo:text-indent="0cm"/>
      <style:text-properties fo:color="#000000" fo:font-size="14pt" style:font-size-asian="20pt" style:font-size-complex="20pt"/>
    </style:style>
    <style:style style:name="autoyast-TBU1-outline5" style:family="presentation" style:parent-style-name="autoyast-TBU1-outline4">
      <style:paragraph-properties fo:margin-left="0.265cm" fo:margin-right="0cm" fo:margin-top="0cm" fo:margin-bottom="0.406cm" fo:text-indent="0cm"/>
      <style:text-properties fo:color="#000000" fo:font-size="12pt" style:font-size-asian="20pt" style:font-size-complex="20pt"/>
    </style:style>
    <style:style style:name="autoyast-TBU1-outline6" style:family="presentation" style:parent-style-name="autoyast-TBU1-outline5">
      <style:paragraph-properties fo:margin-left="0.239cm" fo:margin-right="0cm" fo:margin-top="0cm" fo:margin-bottom="0.406cm" fo:text-indent="0cm"/>
      <style:text-properties fo:color="#000000" fo:font-size="12pt" style:font-size-asian="20pt" style:font-size-complex="20pt"/>
    </style:style>
    <style:style style:name="autoyast-TBU1-outline7" style:family="presentation" style:parent-style-name="autoyast-TBU1-outline6">
      <style:paragraph-properties fo:margin-left="0.505cm" fo:margin-right="0cm" fo:margin-top="0cm" fo:margin-bottom="0.406cm" fo:text-indent="0cm"/>
      <style:text-properties fo:color="#000000" fo:font-size="12pt" style:font-size-asian="20pt" style:font-size-complex="20pt"/>
    </style:style>
    <style:style style:name="autoyast-TBU1-outline8" style:family="presentation" style:parent-style-name="autoyast-TBU1-outline7">
      <style:paragraph-properties fo:margin-left="0cm" fo:margin-right="0cm" fo:margin-top="0cm" fo:margin-bottom="0.406cm" fo:text-indent="0cm"/>
      <style:text-properties fo:color="#000000" fo:font-size="12pt" style:font-size-asian="20pt" style:font-size-complex="20pt"/>
    </style:style>
    <style:style style:name="autoyast-TBU1-outline9" style:family="presentation" style:parent-style-name="autoyast-TBU1-outline8">
      <style:paragraph-properties fo:margin-left="0cm" fo:margin-right="0cm" fo:margin-top="0cm" fo:margin-bottom="0.406cm" fo:text-indent="0cm"/>
      <style:text-properties fo:color="#000000" fo:font-size="12pt" style:font-size-asian="20pt" style:font-size-complex="20pt"/>
    </style:style>
    <style:style style:name="autoyast-TBU1-subtitle" style:family="presentation">
      <style:graphic-properties draw:stroke="none" draw:fill="none" draw:textarea-vertical-align="middle">
        <text:list-style style:name="autoyast-TB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1-title" style:family="presentation">
      <style:graphic-properties draw:stroke="none" draw:fill="none" draw:textarea-vertical-align="middle">
        <text:list-style style:name="autoyast-TB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autoyast-TBU2-background" style:family="presentation">
      <style:graphic-properties draw:stroke="none" draw:fill="none"/>
      <style:text-properties style:letter-kerning="true"/>
    </style:style>
    <style:style style:name="autoyast-TBU2-backgroundobjects" style:family="presentation">
      <style:graphic-properties draw:shadow="hidden" draw:shadow-offset-x="0.3cm" draw:shadow-offset-y="0.3cm" draw:shadow-color="#808080"/>
      <style:text-properties style:letter-kerning="true"/>
    </style:style>
    <style:style style:name="autoyast-TBU2-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2-outline1" style:family="presentation">
      <style:graphic-properties draw:stroke="none" draw:fill="none" draw:textarea-horizontal-align="left" draw:auto-grow-height="false" draw:fit-to-size="false">
        <text:list-style style:name="autoyast-TBU2-outline1">
          <text:list-level-style-bullet text:level="1" text:bullet-char="•">
            <style:list-level-properties text:space-before="-0.005cm" text:min-label-width="0.483cm"/>
            <style:text-properties style:font-name="Arial9" fo:color="#000000" fo:font-size="65%"/>
          </text:list-level-style-bullet>
          <text:list-level-style-bullet text:level="2" text:bullet-char="‒">
            <style:list-level-properties text:space-before="0.766cm" text:min-label-width="0.483cm"/>
            <style:text-properties style:font-name="Arial9" fo:color="#000000" fo:font-size="65%"/>
          </text:list-level-style-bullet>
          <text:list-level-style-bullet text:level="3" text:bullet-char="‒">
            <style:list-level-properties text:space-before="1.51cm" text:min-label-width="0.483cm"/>
            <style:text-properties style:font-name="Arial9" fo:color="#000000" fo:font-size="65%"/>
          </text:list-level-style-bullet>
          <text:list-level-style-bullet text:level="4" text:bullet-char="‒">
            <style:list-level-properties text:space-before="2.285cm" text:min-label-width="0.505cm"/>
            <style:text-properties style:font-name="Arial9" fo:color="#000000" fo:font-size="65%"/>
          </text:list-level-style-bullet>
          <text:list-level-style-bullet text:level="5" text:bullet-char="‒">
            <style:list-level-properties text:space-before="3.056cm" text:min-label-width="0.505cm"/>
            <style:text-properties style:font-name="Arial9" fo:color="#000000" fo:font-size="65%"/>
          </text:list-level-style-bullet>
          <text:list-level-style-bullet text:level="6" text:bullet-char="‒">
            <style:list-level-properties text:space-before="3.806cm" text:min-label-width="0.473cm"/>
            <style:text-properties style:font-name="Arial9" fo:color="#000000" fo:font-size="65%"/>
          </text:list-level-style-bullet>
          <text:list-level-style-bullet text:level="7" text:bullet-char="‒">
            <style:list-level-properties text:space-before="4.576cm" text:min-label-width="0.473cm"/>
            <style:text-properties style:font-name="Arial9" fo:color="#000000" fo:font-size="65%"/>
          </text:list-level-style-bullet>
          <text:list-level-style-bullet text:level="8" text:bullet-char="‒">
            <style:list-level-properties text:space-before="9.127cm" text:min-label-width="0.473cm"/>
            <style:text-properties style:font-name="Arial9" fo:color="#000000" fo:font-size="65%"/>
          </text:list-level-style-bullet>
          <text:list-level-style-bullet text:level="9" text:bullet-char="‒">
            <style:list-level-properties text:space-before="10.312cm" text:min-label-width="0.473cm"/>
            <style:text-properties style:font-name="Arial9" fo:color="#000000" fo:font-size="65%"/>
          </text:list-level-style-bullet>
          <text:list-level-style-bullet text:level="10" text:bullet-char="‒">
            <style:list-level-properties text:space-before="11.405cm" text:min-label-width="0.483cm"/>
            <style:text-properties style:font-name="Arial9"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2-outline2" style:family="presentation" style:parent-style-name="autoyast-TBU2-outline1">
      <style:paragraph-properties fo:margin-left="0cm" fo:margin-right="0cm" fo:margin-top="0cm" fo:margin-bottom="0.406cm" fo:text-indent="0cm"/>
      <style:text-properties fo:color="#000000" fo:font-size="20pt" style:font-size-asian="28pt" style:font-size-complex="28pt"/>
    </style:style>
    <style:style style:name="autoyast-TBU2-outline3" style:family="presentation" style:parent-style-name="autoyast-TBU2-outline2">
      <style:paragraph-properties fo:margin-left="0cm" fo:margin-right="0cm" fo:margin-top="0cm" fo:margin-bottom="0.406cm" fo:text-indent="0cm"/>
      <style:text-properties fo:color="#000000" fo:font-size="16pt" style:font-size-asian="24pt" style:font-size-complex="24pt"/>
    </style:style>
    <style:style style:name="autoyast-TBU2-outline4" style:family="presentation" style:parent-style-name="autoyast-TBU2-outline3">
      <style:paragraph-properties fo:margin-left="0cm" fo:margin-right="0cm" fo:margin-top="0cm" fo:margin-bottom="0.406cm" fo:text-indent="0cm"/>
      <style:text-properties fo:color="#000000" fo:font-size="14pt" style:font-size-asian="20pt" style:font-size-complex="20pt"/>
    </style:style>
    <style:style style:name="autoyast-TBU2-outline5" style:family="presentation" style:parent-style-name="autoyast-TBU2-outline4">
      <style:paragraph-properties fo:margin-left="0cm" fo:margin-right="0cm" fo:margin-top="0cm" fo:margin-bottom="0.406cm" fo:text-indent="0cm"/>
      <style:text-properties fo:color="#000000" fo:font-size="12pt" style:font-size-asian="20pt" style:font-size-complex="20pt"/>
    </style:style>
    <style:style style:name="autoyast-TBU2-outline6" style:family="presentation" style:parent-style-name="autoyast-TBU2-outline5">
      <style:paragraph-properties fo:margin-left="0cm" fo:margin-right="0cm" fo:margin-top="0cm" fo:margin-bottom="0.406cm" fo:text-indent="0cm"/>
      <style:text-properties fo:color="#000000" fo:font-size="12pt" style:font-size-asian="20pt" style:font-size-complex="20pt"/>
    </style:style>
    <style:style style:name="autoyast-TBU2-outline7" style:family="presentation" style:parent-style-name="autoyast-TBU2-outline6">
      <style:paragraph-properties fo:margin-left="0cm" fo:margin-right="0cm" fo:margin-top="0cm" fo:margin-bottom="0.406cm" fo:text-indent="0cm"/>
      <style:text-properties fo:color="#000000" fo:font-size="12pt" style:font-size-asian="20pt" style:font-size-complex="20pt"/>
    </style:style>
    <style:style style:name="autoyast-TBU2-outline8" style:family="presentation" style:parent-style-name="autoyast-TBU2-outline7">
      <style:paragraph-properties fo:margin-left="0cm" fo:margin-right="0cm" fo:margin-top="0cm" fo:margin-bottom="0.406cm" fo:text-indent="0cm"/>
      <style:text-properties fo:color="#000000" fo:font-size="12pt" style:font-size-asian="20pt" style:font-size-complex="20pt"/>
    </style:style>
    <style:style style:name="autoyast-TBU2-outline9" style:family="presentation" style:parent-style-name="autoyast-TBU2-outline8">
      <style:paragraph-properties fo:margin-left="0cm" fo:margin-right="0cm" fo:margin-top="0cm" fo:margin-bottom="0.406cm" fo:text-indent="0cm"/>
      <style:text-properties fo:color="#000000" fo:font-size="12pt" style:font-size-asian="20pt" style:font-size-complex="20pt"/>
    </style:style>
    <style:style style:name="autoyast-TBU2-subtitle" style:family="presentation">
      <style:graphic-properties draw:stroke="none" draw:fill="none" draw:textarea-vertical-align="middle">
        <text:list-style style:name="autoyast-TBU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2-title" style:family="presentation">
      <style:graphic-properties draw:stroke="none" draw:fill="none" draw:textarea-vertical-align="middle">
        <text:list-style style:name="autoyast-TBU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autoyast-TBU3-background" style:family="presentation">
      <style:graphic-properties draw:stroke="none" draw:fill="none"/>
      <style:text-properties style:letter-kerning="true"/>
    </style:style>
    <style:style style:name="autoyast-TBU3-backgroundobjects" style:family="presentation">
      <style:graphic-properties draw:shadow="hidden" draw:shadow-offset-x="0.3cm" draw:shadow-offset-y="0.3cm" draw:shadow-color="#808080"/>
      <style:text-properties style:letter-kerning="true"/>
    </style:style>
    <style:style style:name="autoyast-TBU3-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3-outline1" style:family="presentation">
      <style:graphic-properties draw:stroke="none" draw:fill="none" draw:auto-grow-height="false" draw:fit-to-size="shrink-to-fit">
        <text:list-style style:name="autoyast-TBU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3-outline2" style:family="presentation" style:parent-style-name="autoyast-TBU3-outline1">
      <style:paragraph-properties fo:margin-top="0cm" fo:margin-bottom="0cm"/>
      <style:text-properties fo:font-size="6pt" style:font-size-asian="6pt" style:font-size-complex="6pt"/>
    </style:style>
    <style:style style:name="autoyast-TBU3-outline3" style:family="presentation" style:parent-style-name="autoyast-TBU3-outline2">
      <style:paragraph-properties fo:margin-top="0cm" fo:margin-bottom="0cm"/>
      <style:text-properties fo:font-size="6pt" style:font-size-asian="6pt" style:font-size-complex="6pt"/>
    </style:style>
    <style:style style:name="autoyast-TBU3-outline4" style:family="presentation" style:parent-style-name="autoyast-TBU3-outline3">
      <style:paragraph-properties fo:margin-top="0cm" fo:margin-bottom="0cm"/>
      <style:text-properties fo:font-size="6pt" style:font-size-asian="6pt" style:font-size-complex="6pt"/>
    </style:style>
    <style:style style:name="autoyast-TBU3-outline5" style:family="presentation" style:parent-style-name="autoyast-TBU3-outline4">
      <style:paragraph-properties fo:margin-top="0cm" fo:margin-bottom="0cm"/>
      <style:text-properties fo:font-size="6pt" style:font-size-asian="6pt" style:font-size-complex="6pt"/>
    </style:style>
    <style:style style:name="autoyast-TBU3-outline6" style:family="presentation" style:parent-style-name="autoyast-TBU3-outline5">
      <style:paragraph-properties fo:margin-top="0cm" fo:margin-bottom="0cm"/>
      <style:text-properties fo:font-size="6pt" style:font-size-asian="6pt" style:font-size-complex="6pt"/>
    </style:style>
    <style:style style:name="autoyast-TBU3-outline7" style:family="presentation" style:parent-style-name="autoyast-TBU3-outline6">
      <style:paragraph-properties fo:margin-top="0cm" fo:margin-bottom="0cm"/>
      <style:text-properties fo:font-size="6pt" style:font-size-asian="6pt" style:font-size-complex="6pt"/>
    </style:style>
    <style:style style:name="autoyast-TBU3-outline8" style:family="presentation" style:parent-style-name="autoyast-TBU3-outline7">
      <style:paragraph-properties fo:margin-top="0cm" fo:margin-bottom="0cm"/>
      <style:text-properties fo:font-size="6pt" style:font-size-asian="6pt" style:font-size-complex="6pt"/>
    </style:style>
    <style:style style:name="autoyast-TBU3-outline9" style:family="presentation" style:parent-style-name="autoyast-TBU3-outline8">
      <style:paragraph-properties fo:margin-top="0cm" fo:margin-bottom="0cm"/>
      <style:text-properties fo:font-size="6pt" style:font-size-asian="6pt" style:font-size-complex="6pt"/>
    </style:style>
    <style:style style:name="autoyast-TBU3-subtitle" style:family="presentation">
      <style:graphic-properties draw:stroke="none" draw:fill="none" draw:textarea-vertical-align="middle">
        <text:list-style style:name="autoyast-TBU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3-title" style:family="presentation">
      <style:graphic-properties draw:stroke="none" draw:fill="none" draw:textarea-horizontal-align="right" draw:textarea-vertical-align="middle">
        <text:list-style style:name="autoyast-TBU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autoyast-TBU4-background" style:family="presentation">
      <style:graphic-properties draw:stroke="none" draw:fill="none"/>
      <style:text-properties style:letter-kerning="true"/>
    </style:style>
    <style:style style:name="autoyast-TBU4-backgroundobjects" style:family="presentation">
      <style:graphic-properties draw:shadow="hidden" draw:shadow-offset-x="0.3cm" draw:shadow-offset-y="0.3cm" draw:shadow-color="#808080"/>
      <style:text-properties style:letter-kerning="true"/>
    </style:style>
    <style:style style:name="autoyast-TBU4-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4-outline1" style:family="presentation">
      <style:graphic-properties draw:stroke="none" draw:fill="none" draw:auto-grow-height="false" draw:fit-to-size="shrink-to-fit">
        <text:list-style style:name="autoyast-TBU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4-outline2" style:family="presentation" style:parent-style-name="autoyast-TBU4-outline1">
      <style:paragraph-properties fo:margin-top="0cm" fo:margin-bottom="0cm"/>
      <style:text-properties style:font-name="Arial3" fo:font-family="Arial" style:font-family-generic="swiss" style:font-pitch="variable" fo:font-size="6pt" style:font-size-asian="6pt" style:font-size-complex="6pt"/>
    </style:style>
    <style:style style:name="autoyast-TBU4-outline3" style:family="presentation" style:parent-style-name="autoyast-TBU4-outline2">
      <style:paragraph-properties fo:margin-top="0cm" fo:margin-bottom="0cm"/>
      <style:text-properties style:font-name="Arial3" fo:font-family="Arial" style:font-family-generic="swiss" style:font-pitch="variable" fo:font-size="6pt" style:font-size-asian="6pt" style:font-size-complex="6pt"/>
    </style:style>
    <style:style style:name="autoyast-TBU4-outline4" style:family="presentation" style:parent-style-name="autoyast-TBU4-outline3">
      <style:paragraph-properties fo:margin-top="0cm" fo:margin-bottom="0cm"/>
      <style:text-properties style:font-name="Arial3" fo:font-family="Arial" style:font-family-generic="swiss" style:font-pitch="variable" fo:font-size="6pt" style:font-size-asian="6pt" style:font-size-complex="6pt"/>
    </style:style>
    <style:style style:name="autoyast-TBU4-outline5" style:family="presentation" style:parent-style-name="autoyast-TBU4-outline4">
      <style:paragraph-properties fo:margin-top="0cm" fo:margin-bottom="0cm"/>
      <style:text-properties style:font-name="Arial3" fo:font-family="Arial" style:font-family-generic="swiss" style:font-pitch="variable" fo:font-size="6pt" style:font-size-asian="6pt" style:font-size-complex="6pt"/>
    </style:style>
    <style:style style:name="autoyast-TBU4-outline6" style:family="presentation" style:parent-style-name="autoyast-TBU4-outline5">
      <style:paragraph-properties fo:margin-top="0cm" fo:margin-bottom="0cm"/>
      <style:text-properties style:font-name="Arial3" fo:font-family="Arial" style:font-family-generic="swiss" style:font-pitch="variable" fo:font-size="6pt" style:font-size-asian="6pt" style:font-size-complex="6pt"/>
    </style:style>
    <style:style style:name="autoyast-TBU4-outline7" style:family="presentation" style:parent-style-name="autoyast-TBU4-outline6">
      <style:paragraph-properties fo:margin-top="0cm" fo:margin-bottom="0cm"/>
      <style:text-properties style:font-name="Arial3" fo:font-family="Arial" style:font-family-generic="swiss" style:font-pitch="variable" fo:font-size="6pt" style:font-size-asian="6pt" style:font-size-complex="6pt"/>
    </style:style>
    <style:style style:name="autoyast-TBU4-outline8" style:family="presentation" style:parent-style-name="autoyast-TBU4-outline7">
      <style:paragraph-properties fo:margin-top="0cm" fo:margin-bottom="0cm"/>
      <style:text-properties style:font-name="Arial3" fo:font-family="Arial" style:font-family-generic="swiss" style:font-pitch="variable" fo:font-size="6pt" style:font-size-asian="6pt" style:font-size-complex="6pt"/>
    </style:style>
    <style:style style:name="autoyast-TBU4-outline9" style:family="presentation" style:parent-style-name="autoyast-TBU4-outline8">
      <style:paragraph-properties fo:margin-top="0cm" fo:margin-bottom="0cm"/>
      <style:text-properties style:font-name="Arial3" fo:font-family="Arial" style:font-family-generic="swiss" style:font-pitch="variable" fo:font-size="6pt" style:font-size-asian="6pt" style:font-size-complex="6pt"/>
    </style:style>
    <style:style style:name="autoyast-TBU4-subtitle" style:family="presentation">
      <style:graphic-properties draw:stroke="none" draw:fill="none" draw:textarea-vertical-align="middle">
        <text:list-style style:name="autoyast-TBU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4-title" style:family="presentation">
      <style:graphic-properties draw:stroke="none" draw:fill="none" draw:textarea-horizontal-align="left" draw:textarea-vertical-align="top">
        <text:list-style style:name="autoyast-TBU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5-background" style:family="presentation">
      <style:graphic-properties draw:stroke="none" draw:fill="none"/>
      <style:text-properties style:letter-kerning="true"/>
    </style:style>
    <style:style style:name="autoyast-TBU5-backgroundobjects" style:family="presentation">
      <style:graphic-properties draw:shadow="hidden" draw:shadow-offset-x="0.3cm" draw:shadow-offset-y="0.3cm" draw:shadow-color="#808080"/>
      <style:text-properties style:letter-kerning="true"/>
    </style:style>
    <style:style style:name="autoyast-TBU5-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5-outline1" style:family="presentation">
      <style:graphic-properties draw:stroke="none" draw:fill="none" draw:fill-image-width="0cm" draw:fill-image-height="0cm" draw:textarea-horizontal-align="left" draw:auto-grow-height="false" draw:fit-to-size="false">
        <text:list-style style:name="autoyast-TBU5-outline1">
          <text:list-level-style-bullet text:level="1" text:bullet-char="•">
            <style:list-level-properties/>
            <style:text-properties style:font-name="Arial9" style:use-window-font-color="true" fo:font-size="65%"/>
          </text:list-level-style-bullet>
          <text:list-level-style-bullet text:level="2" text:bullet-char="‒">
            <style:list-level-properties text:space-before="0.6cm" text:min-label-width="0.6cm"/>
            <style:text-properties style:font-name="Arial9" style:use-window-font-color="true" fo:font-size="65%"/>
          </text:list-level-style-bullet>
          <text:list-level-style-bullet text:level="3" text:bullet-char="‒">
            <style:list-level-properties text:space-before="1.2cm" text:min-label-width="0.6cm"/>
            <style:text-properties style:font-name="Arial9" style:use-window-font-color="true" fo:font-size="65%"/>
          </text:list-level-style-bullet>
          <text:list-level-style-bullet text:level="4" text:bullet-char="‒">
            <style:list-level-properties text:space-before="1.8cm" text:min-label-width="0.6cm"/>
            <style:text-properties style:font-name="Arial9" style:use-window-font-color="true" fo:font-size="65%"/>
          </text:list-level-style-bullet>
          <text:list-level-style-bullet text:level="5" text:bullet-char="‒">
            <style:list-level-properties text:space-before="2.4cm" text:min-label-width="0.6cm"/>
            <style:text-properties style:font-name="Arial9" style:use-window-font-color="true" fo:font-size="65%"/>
          </text:list-level-style-bullet>
          <text:list-level-style-bullet text:level="6" text:bullet-char="‒">
            <style:list-level-properties text:space-before="3cm" text:min-label-width="0.6cm"/>
            <style:text-properties style:font-name="Arial9" style:use-window-font-color="true" fo:font-size="65%"/>
          </text:list-level-style-bullet>
          <text:list-level-style-bullet text:level="7" text:bullet-char="‒">
            <style:list-level-properties text:space-before="3.6cm" text:min-label-width="0.6cm"/>
            <style:text-properties style:font-name="Arial9" style:use-window-font-color="true" fo:font-size="65%"/>
          </text:list-level-style-bullet>
          <text:list-level-style-bullet text:level="8" text:bullet-char="‒">
            <style:list-level-properties text:space-before="4.2cm" text:min-label-width="0.6cm"/>
            <style:text-properties style:font-name="Arial9" style:use-window-font-color="true" fo:font-size="65%"/>
          </text:list-level-style-bullet>
          <text:list-level-style-bullet text:level="9" text:bullet-char="‒">
            <style:list-level-properties text:space-before="4.8cm" text:min-label-width="0.6cm"/>
            <style:text-properties style:font-name="Arial9" style:use-window-font-color="true" fo:font-size="65%"/>
          </text:list-level-style-bullet>
          <text:list-level-style-bullet text:level="10" text:bullet-char="‒">
            <style:list-level-properties text:space-before="5.4cm" text:min-label-width="0.6cm"/>
            <style:text-properties style:font-name="Arial9"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5-outline2" style:family="presentation" style:parent-style-name="autoyast-TBU5-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autoyast-TBU5-outline3" style:family="presentation" style:parent-style-name="autoyast-TBU5-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autoyast-TBU5-outline4" style:family="presentation" style:parent-style-name="autoyast-TBU5-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autoyast-TBU5-outline5" style:family="presentation" style:parent-style-name="autoyast-TBU5-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autoyast-TBU5-outline6" style:family="presentation" style:parent-style-name="autoyast-TBU5-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autoyast-TBU5-outline7" style:family="presentation" style:parent-style-name="autoyast-TBU5-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autoyast-TBU5-outline8" style:family="presentation" style:parent-style-name="autoyast-TBU5-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autoyast-TBU5-outline9" style:family="presentation" style:parent-style-name="autoyast-TBU5-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autoyast-TBU5-subtitle" style:family="presentation">
      <style:graphic-properties draw:stroke="none" draw:fill="none" draw:textarea-vertical-align="middle">
        <text:list-style style:name="autoyast-TBU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5-title" style:family="presentation">
      <style:graphic-properties draw:stroke="none" draw:fill="none" draw:textarea-vertical-align="middle">
        <text:list-style style:name="autoyast-TBU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autoyast-TBU6-background" style:family="presentation">
      <style:graphic-properties draw:stroke="none" draw:fill="none"/>
      <style:text-properties style:letter-kerning="true"/>
    </style:style>
    <style:style style:name="autoyast-TBU6-backgroundobjects" style:family="presentation">
      <style:graphic-properties draw:shadow="hidden" draw:shadow-offset-x="0.3cm" draw:shadow-offset-y="0.3cm" draw:shadow-color="#808080"/>
      <style:text-properties style:letter-kerning="true"/>
    </style:style>
    <style:style style:name="autoyast-TBU6-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6-outline1" style:family="presentation">
      <style:graphic-properties draw:stroke="none" draw:fill="none" draw:auto-grow-height="false" draw:fit-to-size="shrink-to-fit">
        <text:list-style style:name="autoyast-TBU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6-outline2" style:family="presentation" style:parent-style-name="autoyast-TBU6-outline1">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3" style:family="presentation" style:parent-style-name="autoyast-TBU6-outline2">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4" style:family="presentation" style:parent-style-name="autoyast-TBU6-outline3">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5" style:family="presentation" style:parent-style-name="autoyast-TBU6-outline4">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6" style:family="presentation" style:parent-style-name="autoyast-TBU6-outline5">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7" style:family="presentation" style:parent-style-name="autoyast-TBU6-outline6">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8" style:family="presentation" style:parent-style-name="autoyast-TBU6-outline7">
      <style:paragraph-properties fo:margin-top="0.051cm" fo:margin-bottom="0.051cm"/>
      <style:text-properties style:font-name="Arial3" fo:font-family="Arial" style:font-family-generic="swiss" style:font-pitch="variable" fo:font-size="6pt" style:font-size-asian="6pt" style:font-size-complex="6pt"/>
    </style:style>
    <style:style style:name="autoyast-TBU6-outline9" style:family="presentation" style:parent-style-name="autoyast-TBU6-outline8">
      <style:paragraph-properties fo:margin-top="0.051cm" fo:margin-bottom="0.051cm"/>
      <style:text-properties style:font-name="Arial3" fo:font-family="Arial" style:font-family-generic="swiss" style:font-pitch="variable" fo:font-size="6pt" style:font-size-asian="6pt" style:font-size-complex="6pt"/>
    </style:style>
    <style:style style:name="autoyast-TBU6-subtitle" style:family="presentation">
      <style:graphic-properties draw:stroke="none" draw:fill="none" draw:textarea-vertical-align="middle">
        <text:list-style style:name="autoyast-TBU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6-title" style:family="presentation">
      <style:graphic-properties draw:stroke="none" draw:fill="none" draw:textarea-vertical-align="middle">
        <text:list-style style:name="autoyast-TBU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7-background" style:family="presentation">
      <style:graphic-properties draw:stroke="none" draw:fill="none"/>
      <style:text-properties style:letter-kerning="true"/>
    </style:style>
    <style:style style:name="autoyast-TBU7-backgroundobjects" style:family="presentation">
      <style:graphic-properties draw:shadow="hidden" draw:shadow-offset-x="0.3cm" draw:shadow-offset-y="0.3cm" draw:shadow-color="#808080"/>
      <style:text-properties style:letter-kerning="true"/>
    </style:style>
    <style:style style:name="autoyast-TBU7-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autoyast-TBU7-outline1" style:family="presentation">
      <style:graphic-properties draw:stroke="none" draw:fill="none" draw:auto-grow-height="false" draw:fit-to-size="shrink-to-fit">
        <text:list-style style:name="autoyast-TBU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autoyast-TBU7-outline2" style:family="presentation" style:parent-style-name="autoyast-TBU7-outline1">
      <style:text-properties style:font-name="Arial3" fo:font-family="Arial" style:font-family-generic="swiss" style:font-pitch="variable" fo:font-size="6pt" style:font-size-asian="6pt" style:font-size-complex="6pt"/>
    </style:style>
    <style:style style:name="autoyast-TBU7-outline3" style:family="presentation" style:parent-style-name="autoyast-TBU7-outline2">
      <style:text-properties style:font-name="Arial3" fo:font-family="Arial" style:font-family-generic="swiss" style:font-pitch="variable" fo:font-size="6pt" style:font-size-asian="6pt" style:font-size-complex="6pt"/>
    </style:style>
    <style:style style:name="autoyast-TBU7-outline4" style:family="presentation" style:parent-style-name="autoyast-TBU7-outline3">
      <style:text-properties fo:font-size="6pt" style:font-size-asian="6pt" style:font-size-complex="6pt"/>
    </style:style>
    <style:style style:name="autoyast-TBU7-outline5" style:family="presentation" style:parent-style-name="autoyast-TBU7-outline4">
      <style:text-properties fo:font-size="6pt" style:font-size-asian="6pt" style:font-size-complex="6pt"/>
    </style:style>
    <style:style style:name="autoyast-TBU7-outline6" style:family="presentation" style:parent-style-name="autoyast-TBU7-outline5">
      <style:text-properties fo:font-size="6pt" style:font-size-asian="6pt" style:font-size-complex="6pt"/>
    </style:style>
    <style:style style:name="autoyast-TBU7-outline7" style:family="presentation" style:parent-style-name="autoyast-TBU7-outline6">
      <style:text-properties fo:font-size="6pt" style:font-size-asian="6pt" style:font-size-complex="6pt"/>
    </style:style>
    <style:style style:name="autoyast-TBU7-outline8" style:family="presentation" style:parent-style-name="autoyast-TBU7-outline7">
      <style:text-properties fo:font-size="6pt" style:font-size-asian="6pt" style:font-size-complex="6pt"/>
    </style:style>
    <style:style style:name="autoyast-TBU7-outline9" style:family="presentation" style:parent-style-name="autoyast-TBU7-outline8">
      <style:text-properties fo:font-size="6pt" style:font-size-asian="6pt" style:font-size-complex="6pt"/>
    </style:style>
    <style:style style:name="autoyast-TBU7-subtitle" style:family="presentation">
      <style:graphic-properties draw:stroke="none" draw:fill="none" draw:textarea-vertical-align="middle">
        <text:list-style style:name="autoyast-TBU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autoyast-TBU7-title" style:family="presentation">
      <style:graphic-properties draw:stroke="none" draw:fill="none" draw:textarea-vertical-align="middle">
        <text:list-style style:name="autoyast-TBU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autoyast-TBU-backgroundobjects">
      <style:graphic-properties draw:stroke="none" draw:fill="none" draw:fill-color="#ffffff" draw:auto-grow-height="false" fo:min-height="1.397cm"/>
    </style:style>
    <style:style style:name="Mpr2" style:family="presentation" style:parent-style-name="autoyast-TBU-backgroundobjects">
      <style:graphic-properties draw:stroke="none" draw:fill="none" draw:fill-color="#ffffff" draw:textarea-vertical-align="bottom" draw:auto-grow-height="false" fo:min-height="1.397cm"/>
    </style:style>
    <style:style style:name="Mpr3" style:family="presentation" style:parent-style-name="autoyast-TBU1-backgroundobjects">
      <style:graphic-properties draw:stroke="none" draw:fill="none" draw:fill-color="#ffffff" draw:auto-grow-height="false" fo:min-height="1.397cm" fo:min-width="8.869cm"/>
    </style:style>
    <style:style style:name="Mpr4" style:family="presentation" style:parent-style-name="autoyast-TBU1-backgroundobjects">
      <style:graphic-properties draw:stroke="none" draw:fill="none" draw:fill-color="#ffffff" draw:textarea-vertical-align="bottom" draw:auto-grow-height="false" fo:min-height="1.397cm" fo:min-width="8.869cm"/>
    </style:style>
    <style:style style:name="Mpr5" style:family="presentation" style:parent-style-name="autoyast-TBU2-backgroundobjects">
      <style:graphic-properties draw:stroke="none" draw:fill="none" draw:fill-color="#ffffff" draw:auto-grow-height="false" fo:min-height="1.397cm" fo:min-width="8.869cm"/>
    </style:style>
    <style:style style:name="Mpr6" style:family="presentation" style:parent-style-name="autoyast-TBU2-backgroundobjects">
      <style:graphic-properties draw:stroke="none" draw:fill="none" draw:fill-color="#ffffff" draw:textarea-vertical-align="bottom" draw:auto-grow-height="false" fo:min-height="1.397cm" fo:min-width="8.869cm"/>
    </style:style>
    <style:style style:name="Mpr7" style:family="presentation" style:parent-style-name="autoyast-TBU3-backgroundobjects">
      <style:graphic-properties draw:stroke="none" draw:fill="none" draw:fill-color="#ffffff" draw:auto-grow-height="false" fo:min-height="1.397cm" fo:min-width="8.869cm"/>
    </style:style>
    <style:style style:name="Mpr8" style:family="presentation" style:parent-style-name="autoyast-TBU3-backgroundobjects">
      <style:graphic-properties draw:stroke="none" draw:fill="none" draw:fill-color="#ffffff" draw:textarea-vertical-align="bottom" draw:auto-grow-height="false" fo:min-height="1.397cm" fo:min-width="8.869cm"/>
    </style:style>
    <style:style style:name="Mpr9" style:family="presentation" style:parent-style-name="autoyast-TBU4-backgroundobjects">
      <style:graphic-properties draw:stroke="none" draw:fill="none" draw:fill-color="#ffffff" draw:auto-grow-height="false" fo:min-height="1.397cm" fo:min-width="8.869cm"/>
    </style:style>
    <style:style style:name="Mpr10" style:family="presentation" style:parent-style-name="autoyast-TBU4-backgroundobjects">
      <style:graphic-properties draw:stroke="none" draw:fill="none" draw:fill-color="#ffffff" draw:textarea-vertical-align="bottom" draw:auto-grow-height="false" fo:min-height="1.397cm" fo:min-width="8.869cm"/>
    </style:style>
    <style:style style:name="Mpr11" style:family="presentation" style:parent-style-name="autoyast-TBU5-backgroundobjects">
      <style:graphic-properties draw:stroke="none" draw:fill="none" draw:fill-color="#ffffff" draw:auto-grow-height="false" fo:min-height="1.397cm" fo:min-width="8.869cm"/>
    </style:style>
    <style:style style:name="Mpr12" style:family="presentation" style:parent-style-name="autoyast-TBU5-backgroundobjects">
      <style:graphic-properties draw:stroke="none" draw:fill="none" draw:fill-color="#ffffff" draw:textarea-vertical-align="bottom" draw:auto-grow-height="false" fo:min-height="1.397cm" fo:min-width="8.869cm"/>
    </style:style>
    <style:style style:name="Mpr13" style:family="presentation" style:parent-style-name="autoyast-TBU6-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autoyast-TBU6-backgroundobjects">
      <style:graphic-properties draw:stroke="none" draw:fill="none" draw:fill-color="#ffffff" draw:auto-grow-height="false" fo:min-height="1.397cm" fo:min-width="8.869cm"/>
    </style:style>
    <style:style style:name="Mpr15" style:family="presentation" style:parent-style-name="autoyast-TBU6-backgroundobjects">
      <style:graphic-properties draw:stroke="none" draw:fill="none" draw:fill-color="#ffffff" draw:textarea-vertical-align="bottom" draw:auto-grow-height="false" fo:min-height="1.397cm" fo:min-width="8.869cm"/>
    </style:style>
    <style:style style:name="Mpr16" style:family="presentation" style:parent-style-name="autoyast-TBU7-backgroundobjects">
      <style:graphic-properties draw:stroke="none" draw:fill="none" draw:fill-color="#ffffff" draw:auto-grow-height="false" fo:min-height="1.397cm" fo:min-width="8.869cm"/>
    </style:style>
    <style:style style:name="Mpr17" style:family="presentation" style:parent-style-name="autoyast-TBU7-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8" style:family="paragraph">
      <style:paragraph-properties fo:line-height="105%"/>
    </style:style>
    <style:style style:name="MP9" style:family="paragraph">
      <style:paragraph-properties fo:line-height="105%"/>
      <style:text-properties fo:color="#000000" fo:font-size="14pt" fo:font-weight="bold" style:font-size-asian="14pt" style:font-weight-asian="bold" style:font-size-complex="14pt" style:font-weight-complex="bold"/>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000000" style:text-line-through-style="none" style:font-name="Arial8"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style:font-name="Arial8" fo:font-size="16pt" fo:letter-spacing="normal" fo:font-style="normal" style:text-underline-style="none" fo:font-weight="bold" style:font-size-asian="16pt" style:font-style-asian="normal" style:font-weight-asian="bold" style:font-name-complex="Arial10" style:font-size-complex="16pt" style:font-style-complex="normal" style:font-weight-complex="bold"/>
    </style:style>
    <style:style style:name="MT9" style:family="text">
      <style:text-properties fo:color="#ffffff" style:text-line-through-style="none" style:font-name="Arial8" fo:font-size="11pt" fo:letter-spacing="normal" fo:font-style="normal" style:text-underline-style="none" fo:font-weight="normal" style:font-size-asian="11pt" style:font-style-asian="normal" style:font-weight-asian="normal" style:font-name-complex="Arial10" style:font-size-complex="11pt" style:font-style-complex="normal" style:font-weight-complex="normal"/>
    </style:style>
    <style:style style:name="MT10" style:family="text">
      <style:text-properties fo:color="#ffffff" style:text-line-through-style="none" style:font-name="Arial8" fo:font-size="11pt" fo:letter-spacing="normal" fo:font-style="normal" style:text-underline-style="none" fo:font-weight="bold" style:font-size-asian="11pt" style:font-style-asian="normal" style:font-weight-asian="bold" style:font-name-complex="Arial10"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autoyast-TBU" style:page-layout-name="PM1" draw:style-name="Mdp1">
      <draw:frame draw:style-name="Mgr3" draw:text-style-name="MP3" draw:layer="backgroundobjects" svg:width="24.13cm" svg:height="11.593cm" svg:x="0.627cm" svg:y="0.578cm">
        <draw:image xlink:href="Pictures/10000201000003C000000222E637912A.png" xlink:type="simple" xlink:show="embed" xlink:actuate="onLoad">
          <text:p/>
        </draw:image>
      </draw:frame>
      <draw:frame presentation:style-name="autoyast-TBU-title" draw:layer="backgroundobjects" svg:width="21.558cm" svg:height="4.242cm" svg:x="2.286cm" svg:y="6.579cm" presentation:class="title" presentation:placeholder="true">
        <draw:text-box/>
      </draw:frame>
      <draw:frame presentation:style-name="autoyast-TBU-outline1" draw:layer="backgroundobjects" svg:width="10.566cm" svg:height="11.048cm" svg:x="2.261cm" svg:y="13.081cm" presentation:class="outline" presentation:placeholder="true">
        <draw:text-box/>
      </draw:frame>
      <draw:frame draw:style-name="Mgr4" draw:text-style-name="MP3" draw:layer="backgroundobjects" svg:width="4.162cm" svg:height="2.316cm" svg:x="19.436cm" svg:y="15.318cm">
        <draw:image xlink:href="Pictures/10000201000002580000014E7C31E9E4.png" xlink:type="simple" xlink:show="embed" xlink:actuate="onLoad">
          <text:p/>
        </draw:image>
      </draw:frame>
      <presentation:notes style:page-layout-name="PM0">
        <draw:page-thumbnail presentation:style-name="autoyast-TBU-title" draw:layer="backgroundobjects" svg:width="13.968cm" svg:height="10.476cm" svg:x="3.81cm" svg:y="2.123cm" presentation:class="page"/>
        <draw:frame presentation:style-name="autoyast-TBU-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autoyast-TBU1" style:page-layout-name="PM1" draw:style-name="Mdp1">
      <draw:frame draw:style-name="Mgr4" draw:text-style-name="MP3" draw:layer="backgroundobjects" svg:width="24.125cm" svg:height="0.792cm" svg:x="0.626cm" svg:y="18.269cm">
        <draw:image xlink:href="Pictures/10000000000003900000001E7344F285.png" xlink:type="simple" xlink:show="embed" xlink:actuate="onLoad">
          <text:p/>
        </draw:image>
      </draw:frame>
      <draw:frame presentation:style-name="autoyast-TBU1-title" draw:layer="backgroundobjects" svg:width="20.93cm" svg:height="2.743cm" svg:x="2.286cm" svg:y="0.711cm" presentation:class="title" presentation:placeholder="true">
        <draw:text-box/>
      </draw:frame>
      <draw:frame presentation:style-name="autoyast-TBU1-outline1" draw:layer="backgroundobjects" svg:width="20.93cm" svg:height="11.048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autoyast-TBU1-title" draw:layer="backgroundobjects" svg:width="0.001cm" svg:height="0.001cm" svg:x="0cm" svg:y="2.123cm" presentation:class="page"/>
        <draw:frame presentation:style-name="autoyast-TBU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utoyast-TBU2" style:page-layout-name="PM1" draw:style-name="Mdp1">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draw:style-name="Mgr4" draw:text-style-name="MP3" draw:layer="backgroundobjects" svg:width="2.189cm" svg:height="1.021cm" svg:x="22.34cm" svg:y="16.933cm">
        <draw:image xlink:href="Pictures/100002010000012C0000008C2CFD7111.png" xlink:type="simple" xlink:show="embed" xlink:actuate="onLoad">
          <text:p/>
        </draw:image>
      </draw:frame>
      <draw:frame presentation:style-name="autoyast-TBU2-title" draw:layer="backgroundobjects" svg:width="20.93cm" svg:height="2.743cm" svg:x="2.286cm" svg:y="0.711cm" presentation:class="title" presentation:placeholder="true">
        <draw:text-box/>
      </draw:frame>
      <draw:frame presentation:style-name="autoyast-TBU2-outline1" draw:layer="backgroundobjects" svg:width="20.93cm" svg:height="11.048cm" svg:x="2.286cm" svg:y="4.039cm" presentation:class="outline" presentation:placeholder="true">
        <draw:text-box/>
      </draw:frame>
      <draw:custom-shape draw:name="Text Box 5" draw:style-name="Mgr6" draw:text-style-name="MP5"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autoyast-TBU2-title" draw:layer="backgroundobjects" svg:width="13.968cm" svg:height="10.476cm" svg:x="3.81cm" svg:y="2.123cm" presentation:class="page"/>
        <draw:frame presentation:style-name="autoyast-TBU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utoyast-TBU3" style:page-layout-name="PM1" draw:style-name="Mdp1">
      <draw:frame draw:style-name="Mgr4" draw:text-style-name="MP3" draw:layer="backgroundobjects" svg:width="24.125cm" svg:height="17.776cm" svg:x="0.638cm" svg:y="0.638cm">
        <draw:image xlink:href="Pictures/1000000000000390000002A0EBA61236.png" xlink:type="simple" xlink:show="embed" xlink:actuate="onLoad">
          <text:p/>
        </draw:image>
      </draw:frame>
      <draw:frame presentation:style-name="autoyast-TBU3-title" draw:layer="backgroundobjects" svg:width="20.884cm" svg:height="3.18cm" svg:x="2.286cm" svg:y="7.62cm" presentation:class="title" presentation:placeholder="true">
        <draw:text-box/>
      </draw:frame>
      <draw:frame presentation:style-name="autoyast-TBU3-outline1" draw:layer="backgroundobjects" svg:width="13.259cm" svg:height="11.048cm" svg:x="0cm" svg:y="19.743cm" presentation:class="outline" presentation:placeholder="true">
        <draw:text-box/>
      </draw:frame>
      <presentation:notes style:page-layout-name="PM0">
        <draw:page-thumbnail presentation:style-name="autoyast-TBU3-title" draw:layer="backgroundobjects" svg:width="0.001cm" svg:height="0.001cm" svg:x="0cm" svg:y="2.123cm" presentation:class="page"/>
        <draw:frame presentation:style-name="autoyast-TBU3-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utoyast-TBU4" style:page-layout-name="PM1" draw:style-name="Mdp1">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draw:style-name="Mgr4" draw:text-style-name="MP3" draw:layer="backgroundobjects" svg:width="4.162cm" svg:height="2.316cm" svg:x="18.21cm" svg:y="13.661cm">
        <draw:image xlink:href="Pictures/10000201000002580000014E7C31E9E4.png" xlink:type="simple" xlink:show="embed" xlink:actuate="onLoad">
          <text:p/>
        </draw:image>
      </draw:frame>
      <draw:frame presentation:style-name="autoyast-TBU4-title" draw:layer="backgroundobjects" svg:width="6.16cm" svg:height="0.783cm" svg:x="0cm" svg:y="-0.952cm" presentation:class="title" presentation:placeholder="true">
        <draw:text-box/>
      </draw:frame>
      <draw:frame presentation:style-name="autoyast-TBU4-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9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7" draw:layer="backgroundobjects" svg:width="7.252cm" svg:height="1.673cm" svg:x="3.065cm" svg:y="11.977cm">
        <text:p text:style-name="MP6"><text:span text:style-name="MT3">Thank you.</text:span></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0">
        <draw:page-thumbnail presentation:style-name="autoyast-TBU4-title" draw:layer="backgroundobjects" svg:width="13.968cm" svg:height="10.476cm" svg:x="3.81cm" svg:y="2.123cm" presentation:class="page"/>
        <draw:frame presentation:style-name="autoyast-TBU4-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utoyast-TBU5" style:page-layout-name="PM1" draw:style-name="Mdp1">
      <draw:frame draw:style-name="Mgr4" draw:text-style-name="MP3" draw:layer="backgroundobjects" svg:width="10.157cm" svg:height="5.66cm" svg:x="7.622cm" svg:y="6.495cm">
        <draw:image xlink:href="Pictures/1000020100000180000000D688C15745.png" xlink:type="simple" xlink:show="embed" xlink:actuate="onLoad">
          <text:p/>
        </draw:image>
      </draw:frame>
      <draw:frame presentation:style-name="autoyast-TBU5-title" draw:layer="backgroundobjects" svg:width="4.563cm" svg:height="1.498cm" svg:x="0cm" svg:y="-1.498cm" presentation:class="title" presentation:placeholder="true">
        <draw:text-box/>
      </draw:frame>
      <draw:frame presentation:style-name="autoyast-TBU5-outline1" draw:layer="backgroundobjects" svg:width="8.012cm" svg:height="14.078cm" svg:x="0cm" svg:y="19.29cm" presentation:class="outline" presentation:placeholder="true">
        <draw:text-box/>
      </draw:frame>
      <presentation:notes style:page-layout-name="PM0">
        <draw:page-thumbnail presentation:style-name="autoyast-TBU5-title" draw:layer="backgroundobjects" svg:width="0.001cm" svg:height="0.001cm" svg:x="0cm" svg:y="2.123cm" presentation:class="page"/>
        <draw:frame presentation:style-name="autoyast-TBU5-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utoyast-TBU6" style:page-layout-name="PM1" draw:style-name="Mdp1">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presentation:style-name="autoyast-TBU6-title" draw:layer="backgroundobjects" svg:width="6.131cm" svg:height="1.184cm" svg:x="0cm" svg:y="-1.284cm" presentation:class="title" presentation:placeholder="true">
        <draw:text-box/>
      </draw:frame>
      <draw:frame presentation:style-name="autoyast-TBU6-outline1" draw:layer="backgroundobjects" svg:width="13.005cm" svg:height="11.048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9" draw:layer="backgroundobjects" svg:width="6.252cm" svg:height="2.417cm" svg:x="2.39cm" svg:y="14.672cm">
        <draw:text-box>
          <text:p text:style-name="MP8"><text:span text:style-name="MT4">Corporate Headquarters</text:span></text:p>
          <text:p text:style-name="MP8"><text:span text:style-name="MT5">Maxfeldstrasse 5</text:span></text:p>
          <text:p text:style-name="MP8"><text:span text:style-name="MT5">90409 Nuremberg</text:span></text:p>
          <text:p text:style-name="MP8"><text:span text:style-name="MT5">Germany</text:span></text:p>
        </draw:text-box>
      </draw:frame>
      <draw:frame draw:style-name="Mgr9" draw:text-style-name="MP10" draw:layer="backgroundobjects" svg:width="7.35cm" svg:height="1.343cm" svg:x="9.112cm" svg:y="14.672cm">
        <draw:text-box>
          <text:p text:style-name="MP8"><text:span text:style-name="MT6">+49 911 740 53 0 (Worldwide)</text:span></text:p>
          <text:p text:style-name="MP8"><text:span text:style-name="MT7">www.suse.com</text:span></text:p>
        </draw:text-box>
      </draw:frame>
      <draw:frame draw:style-name="Mgr9" draw:text-style-name="MP11" draw:layer="backgroundobjects" svg:width="5.864cm" svg:height="1.343cm" svg:x="17.279cm" svg:y="14.672cm">
        <draw:text-box>
          <text:p text:style-name="MP8"><text:span text:style-name="MT6">Join us on:</text:span></text:p>
          <text:p text:style-name="MP8"><text:span text:style-name="MT7"><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5"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4" draw:text-style-name="MP3" draw:layer="backgroundobjects" svg:width="10.157cm" svg:height="5.66cm" svg:x="7.623cm" svg:y="6.495cm">
        <draw:image xlink:href="Pictures/1000020100000180000000D688C15745.png" xlink:type="simple" xlink:show="embed" xlink:actuate="onLoad">
          <text:p/>
        </draw:image>
      </draw:frame>
      <presentation:notes style:page-layout-name="PM0">
        <draw:page-thumbnail presentation:style-name="autoyast-TBU6-title" draw:layer="backgroundobjects" svg:width="0.001cm" svg:height="0.001cm" svg:x="0cm" svg:y="2.123cm" presentation:class="page"/>
        <draw:frame presentation:style-name="autoyast-TBU6-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utoyast-TBU7" style:page-layout-name="PM1" draw:style-name="Mdp1">
      <draw:frame draw:style-name="Mgr3" draw:text-style-name="MP3" draw:layer="backgroundobjects" svg:width="24.13cm" svg:height="11.593cm" svg:x="0.627cm" svg:y="0.579cm">
        <draw:image xlink:href="Pictures/10000201000003C000000222E637912A.png" xlink:type="simple" xlink:show="embed" xlink:actuate="onLoad">
          <text:p/>
        </draw:image>
      </draw:frame>
      <draw:frame draw:style-name="Mgr4" draw:text-style-name="MP3" draw:layer="backgroundobjects" svg:width="4.838cm" svg:height="2.256cm" svg:x="19.11cm" svg:y="15.304cm">
        <draw:image xlink:href="Pictures/100002010000012C0000008C2CFD7111.png" xlink:type="simple" xlink:show="embed" xlink:actuate="onLoad">
          <text:p/>
        </draw:image>
      </draw:frame>
      <draw:frame presentation:style-name="autoyast-TBU7-title" draw:layer="backgroundobjects" svg:width="5.127cm" svg:height="1.058cm" svg:x="0cm" svg:y="-1.309cm" presentation:class="title" presentation:placeholder="true">
        <draw:text-box/>
      </draw:frame>
      <draw:frame presentation:style-name="autoyast-TBU7-outline1" draw:layer="backgroundobjects" svg:width="13.665cm" svg:height="11.048cm" svg:x="0cm" svg:y="19.489cm" presentation:class="outline" presentation:placeholder="true">
        <draw:text-box/>
      </draw:frame>
      <draw:frame draw:name="Rectangle 1" draw:style-name="Mgr10" draw:text-style-name="MP13" draw:layer="backgroundobjects" svg:width="20.624cm" svg:height="9.017cm" svg:x="2.268cm" svg:y="2.358cm">
        <draw:text-box>
          <text:p text:style-name="MP12"><text:span text:style-name="MT8">Unpublished Work of SUSE. All Rights Reserved.</text:span></text:p>
          <text:p text:style-name="MP12"><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2"><text:span text:style-name="MT10"/></text:p>
          <text:p text:style-name="MP12"><text:span text:style-name="MT8">General Disclaimer</text:span></text:p>
          <text:p text:style-name="MP12"><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autoyast-TBU7-title" draw:layer="backgroundobjects" svg:width="0.001cm" svg:height="0.001cm" svg:x="0cm" svg:y="2.123cm" presentation:class="page"/>
        <draw:frame presentation:style-name="autoyast-TBU7-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3T16:12:41.735765323</meta:creation-date>
    <meta:editing-duration>PT3H6S</meta:editing-duration>
    <meta:editing-cycles>3</meta:editing-cycles>
    <meta:generator>LibreOffice/4.1.6.2$Linux_X86_64 LibreOffice_project/410m0$Build-2</meta:generator>
    <dc:title>autoyast-TBU</dc:title>
    <meta:initial-creator>xiaojun </meta:initial-creator>
    <dc:date>2014-12-23T19:19:47.979156912</dc:date>
    <dc:creator>xiaojun </dc:creator>
    <meta:document-statistic meta:object-count="110"/>
    <meta:user-defined meta:name="Info 1"/>
    <meta:user-defined meta:name="Info 2"/>
    <meta:user-defined meta:name="Info 3"/>
    <meta:user-defined meta:name="Info 4"/>
  </office:meta>
</office:document-meta>
</file>